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34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Personas">
      <style:table-properties table:display="true" style:writing-mode="lr-tb"/>
    </style:style>
    <style:style style:name="ce1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1f497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sona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DNI</text:p>
          </table:table-cell>
          <table:table-cell table:style-name="ce2" office:value-type="string">
            <text:p>Funcion</text:p>
          </table:table-cell>
          <table:table-cell table:style-name="ce2" office:value-type="string">
            <text:p>Matricula</text:p>
          </table:table-cell>
          <table:table-cell table:number-columns-repeated="1017"/>
        </table:table-row>
        <table:table-row table:style-name="ro1">
          <table:table-cell office:value-type="string">
            <text:p>Francisco</text:p>
          </table:table-cell>
          <table:table-cell office:value-type="string">
            <text:p>Ferrari</text:p>
          </table:table-cell>
          <table:table-cell office:value-type="float" office:value="33333333">
            <text:p>33333333</text:p>
          </table:table-cell>
          <table:table-cell office:value-type="string">
            <text:p>Profesor</text:p>
          </table:table-cell>
          <table:table-cell office:value-type="float" office:value="953467">
            <text:p>953467</text:p>
          </table:table-cell>
          <table:table-cell table:number-columns-repeated="1017"/>
        </table:table-row>
        <table:table-row table:style-name="ro1">
          <table:table-cell office:value-type="string">
            <text:p>Javier</text:p>
          </table:table-cell>
          <table:table-cell office:value-type="string">
            <text:p>Michelson</text:p>
          </table:table-cell>
          <table:table-cell office:value-type="float" office:value="55555555">
            <text:p>55555555</text:p>
          </table:table-cell>
          <table:table-cell office:value-type="string">
            <text:p>Alumno</text:p>
          </table:table-cell>
          <table:table-cell office:value-type="float" office:value="953468">
            <text:p>953468</text:p>
          </table:table-cell>
          <table:table-cell table:number-columns-repeated="1017"/>
        </table:table-row>
        <table:table-row table:style-name="ro1">
          <table:table-cell office:value-type="string">
            <text:p>Juan</text:p>
          </table:table-cell>
          <table:table-cell office:value-type="string">
            <text:p>Salinas</text:p>
          </table:table-cell>
          <table:table-cell office:value-type="float" office:value="77777777">
            <text:p>77777777</text:p>
          </table:table-cell>
          <table:table-cell office:value-type="string">
            <text:p>Alumno</text:p>
          </table:table-cell>
          <table:table-cell office:value-type="float" office:value="953469">
            <text:p>953469</text:p>
          </table:table-cell>
          <table:table-cell table:number-columns-repeated="1017"/>
        </table:table-row>
        <table:table-row table:style-name="ro1">
          <table:table-cell office:value-type="string">
            <text:p>Matias</text:p>
          </table:table-cell>
          <table:table-cell office:value-type="string">
            <text:p>Bava</text:p>
          </table:table-cell>
          <table:table-cell office:value-type="float" office:value="99999999">
            <text:p>99999999</text:p>
          </table:table-cell>
          <table:table-cell office:value-type="string">
            <text:p>Alumno</text:p>
          </table:table-cell>
          <table:table-cell office:value-type="float" office:value="953470">
            <text:p>953470</text:p>
          </table:table-cell>
          <table:table-cell table:number-columns-repeated="1017"/>
        </table:table-row>
        <table:table-row table:style-name="ro1">
          <table:table-cell office:value-type="string">
            <text:p>Maximiliano</text:p>
          </table:table-cell>
          <table:table-cell office:value-type="string">
            <text:p>Astengo</text:p>
          </table:table-cell>
          <table:table-cell office:value-type="float" office:value="99939990">
            <text:p>99939990</text:p>
          </table:table-cell>
          <table:table-cell office:value-type="string">
            <text:p>Alumno</text:p>
          </table:table-cell>
          <table:table-cell office:value-type="float" office:value="953471">
            <text:p>953471</text:p>
          </table:table-cell>
          <table:table-cell table:number-columns-repeated="1017"/>
        </table:table-row>
        <table:table-row table:style-name="ro1">
          <table:table-cell office:value-type="string">
            <text:p>Natalia</text:p>
          </table:table-cell>
          <table:table-cell office:value-type="string">
            <text:p>Gonzalez</text:p>
          </table:table-cell>
          <table:table-cell office:value-type="float" office:value="99994991">
            <text:p>99994991</text:p>
          </table:table-cell>
          <table:table-cell office:value-type="string">
            <text:p>Alumno</text:p>
          </table:table-cell>
          <table:table-cell office:value-type="float" office:value="953472">
            <text:p>953472</text:p>
          </table:table-cell>
          <table:table-cell table:number-columns-repeated="1017"/>
        </table:table-row>
        <table:table-row table:style-name="ro1">
          <table:table-cell office:value-type="string">
            <text:p>Neli</text:p>
          </table:table-cell>
          <table:table-cell office:value-type="string">
            <text:p>Castioni</text:p>
          </table:table-cell>
          <table:table-cell office:value-type="float" office:value="99994992">
            <text:p>99994992</text:p>
          </table:table-cell>
          <table:table-cell office:value-type="string">
            <text:p>Administrativo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9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s" style:display-name="PageStyle_Perso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6T19:04:18.37</dc:date>
    <dc:creator>Francisco Ferrari</dc:creator>
    <meta:document-statistic meta:table-count="1" meta:cell-count="39" meta:object-count="0"/>
    <meta:generator>OpenOffice/4.1.6$Win32 OpenOffice.org_project/416m1$Build-9790</meta:generator>
  </office:meta>
</office:document-meta>
</file>